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B00000103CF87539667CB229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7af8" officeooo:paragraph-rsid="00097af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w to check the os version and name <text:s/>in ubuntu??</text:p>
      <text:p text:style-name="Standard"/>
      <text:p text:style-name="Standard"><draw:frame draw:style-name="fr1" draw:name="Image1" text:anchor-type="char" svg:width="15.531cm" svg:height="6.853cm" draw:z-index="0"><draw:image xlink:href="Pictures/100002010000024B00000103CF87539667CB229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07T11:02:08.227770070</meta:creation-date>
    <dc:date>2024-02-07T11:02:53.188782403</dc:date>
    <meta:editing-duration>PT45S</meta:editing-duration>
    <meta:editing-cycles>1</meta:editing-cycles>
    <meta:document-statistic meta:table-count="0" meta:image-count="1" meta:object-count="0" meta:page-count="1" meta:paragraph-count="1" meta:word-count="10" meta:character-count="49" meta:non-whitespace-character-count="39"/>
    <meta:generator>LibreOffice/6.4.7.2$Linux_X86_64 LibreOffice_project/40$Build-2</meta:generator>
  </office:meta>
</office:document-meta>
</file>